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5cm" fo:min-width="0cm"/>
    </style:style>
    <style:style style:name="pr1" style:family="presentation" style:parent-style-name="Domyślnie-subtitle">
      <style:graphic-properties draw:fill-color="#ffffff" fo:min-height="16.255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outline1">
      <style:graphic-properties fo:min-height="11.929cm"/>
    </style:style>
    <style:style style:name="pr5" style:family="presentation" style:parent-style-name="Domyślnie-title">
      <style:graphic-properties fo:min-height="3.506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family="'Courier New'" style:font-family-generic="modern" style:font-pitch="fixed" fo:font-size="16pt" style:font-size-asian="16pt" style:font-size-complex="1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W oczekiwaniu na Javę 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>
        <office:forms form:automatic-focus="false" form:apply-design-mode="false"/>
        <draw:frame draw:style-name="gr2" draw:text-style-name="P1" draw:layer="layout" svg:width="12.6cm" svg:height="1.276cm" svg:x="2.2cm" svg:y="3.2cm">
          <draw:text-box>
            <text:p xml:id="id1" text:id="id1" text:style-name="P1"><text:span text:style-name="T1">Koziolekweb.pl</text:span></text:p>
          </draw:text-box>
        </draw:frame>
        <draw:frame draw:style-name="gr3" draw:layer="layout" svg:width="5.679cm" svg:height="0.962cm" svg:x="13.721cm" svg:y="7.4cm">
          <draw:text-box>
            <text:p xml:id="id2" text:id="id2">4programmers.net</text:p>
          </draw:text-box>
        </draw:frame>
        <draw:frame draw:style-name="gr3" draw:layer="layout" svg:width="6.141cm" svg:height="0.962cm" svg:x="5.8cm" svg:y="13.2cm">
          <draw:text-box>
            <text:p xml:id="id3" text:id="id3">Programista fanatyk</text:p>
          </draw:text-box>
        </draw:frame>
        <draw:frame draw:style-name="gr3" draw:layer="layout" svg:width="3.389cm" svg:height="0.962cm" svg:x="19.4cm" svg:y="18.4cm">
          <draw:text-box>
            <text:p xml:id="id4" text:id="id4">Such wow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 presentation:group-id="0">
                  <anim:set smil:begin="0s" smil:dur="0.001s" smil:fill="hold" smil:targetElement="id1" anim:sub-item="text" smil:attributeName="visibility" smil:to="visible"/>
                  <anim:animate smil:dur="5s" smil:fill="hold" smil:targetElement="id1" anim:sub-item="text" smil:attributeName="x" smil:values="x;x" smil:keyTimes="0;1"/>
                  <anim:animate smil:dur="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 presentation:group-id="1">
                  <anim:set smil:begin="0s" smil:dur="0.001s" smil:fill="hold" smil:targetElement="id2" anim:sub-item="text" smil:attributeName="visibility" smil:to="visible"/>
                  <anim:animate smil:dur="5s" smil:fill="hold" smil:targetElement="id2" anim:sub-item="text" smil:attributeName="x" smil:values="x;x" smil:keyTimes="0;1"/>
                  <anim:animate smil:dur="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 presentation:group-id="2">
                  <anim:set smil:begin="0s" smil:dur="0.001s" smil:fill="hold" smil:targetElement="id3" anim:sub-item="text" smil:attributeName="visibility" smil:to="visible"/>
                  <anim:animate smil:dur="5s" smil:fill="hold" smil:targetElement="id3" anim:sub-item="text" smil:attributeName="x" smil:values="x;x" smil:keyTimes="0;1"/>
                  <anim:animate smil:dur="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 presentation:group-id="3">
                  <anim:set smil:begin="0s" smil:dur="0.001s" smil:fill="hold" smil:targetElement="id4" anim:sub-item="text" smil:attributeName="visibility" smil:to="visible"/>
                  <anim:animate smil:dur="5s" smil:fill="hold" smil:targetElement="id4" anim:sub-item="text" smil:attributeName="x" smil:values="x;x" smil:keyTimes="0;1"/>
                  <anim:animate smil:dur="5s" smil:fill="hold" smil:targetElement="id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laczego w oczekiwaniu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 xml:id="id5" text:id="id5">Kto używa na produkcji?</text:p>
              </text:list-item>
              <text:list-item>
                <text:p xml:id="id6" text:id="id6">Kiedy zaczniemy używać na produkcji?</text:p>
              </text:list-item>
              <text:list-item>
                <text:p xml:id="id7" text:id="id7">Czy chlebodawca zgodzi się na to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5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O zmianach w GC i co za tym idzie</text:p>
              </text:list-item>
              <text:list-item>
                <text:p>Date &amp; Time</text:p>
              </text:list-item>
              <text:list-item>
                <text:p>Interfejsy</text:p>
              </text:list-item>
              <text:list-item>
                <text:p>Kolekcje</text:p>
              </text:list-item>
              <text:list-item>
                <text:p>Lambdy</text:p>
              </text:list-item>
              <text:list-item>
                <text:p>In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Zmiany w GC – przejrzyj skrypt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 xml:id="id8" text:id="id8">Mówimy papa PermGen</text:p>
                <text:list>
                  <text:list-item>
                    <text:p xml:id="id9" text:id="id9">Usunięcie opcji -XX:MaxPermSize</text:p>
                  </text:list-item>
                  <text:list-item>
                    <text:p xml:id="id10" text:id="id10">Ostrzeżenia – sprawdzić skrypty!</text:p>
                  </text:list-item>
                </text:list>
              </text:list-item>
              <text:list-item>
                <text:p xml:id="id11" text:id="id11">Witamy Metaspace</text:p>
                <text:list>
                  <text:list-item>
                    <text:p xml:id="id12" text:id="id12">Dodanie opcji -XX:MaxMetaspaceSize</text:p>
                  </text:list-item>
                </text:list>
              </text:list-item>
              <text:list-item>
                <text:p xml:id="id13" text:id="id13">Wesoły GC zajrzy wszędzie...</text:p>
              </text:list-item>
            </text:list>
          </draw:text-box>
        </draw:frame>
        <draw:frame draw:style-name="gr3" draw:layer="layout" svg:width="6.776cm" svg:height="0.962cm" svg:x="10.8cm" svg:y="15.8cm">
          <draw:text-box>
            <text:p xml:id="id14" text:id="id14">… i będzie to bolało.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2s" smil:fill="hold" smil:targetElement="id8" anim:sub-item="text" smil:attributeName="visibility" smil:to="visible"/>
                  <anim:animate smil:dur="1s" smil:fill="hold" smil:targetElement="id8" anim:sub-item="text" smil:attributeName="x" smil:values="x;x" smil:keyTimes="0;1"/>
                  <anim:animate smil:dur="1s" smil:fill="hold" smil:targetElement="id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2s" smil:fill="hold" smil:targetElement="id9" anim:sub-item="text" smil:attributeName="visibility" smil:to="visible"/>
                  <anim:animate smil:dur="1s" smil:fill="hold" smil:targetElement="id9" anim:sub-item="text" smil:attributeName="x" smil:values="x;x" smil:keyTimes="0;1"/>
                  <anim:animate smil:dur="1s" smil:fill="hold" smil:targetElement="id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2s" smil:fill="hold" smil:targetElement="id10" anim:sub-item="text" smil:attributeName="visibility" smil:to="visible"/>
                  <anim:animate smil:dur="1s" smil:fill="hold" smil:targetElement="id10" anim:sub-item="text" smil:attributeName="x" smil:values="x;x" smil:keyTimes="0;1"/>
                  <anim:animate smil:dur="1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2s" smil:fill="hold" smil:targetElement="id11" anim:sub-item="text" smil:attributeName="visibility" smil:to="visible"/>
                  <anim:animate smil:dur="1s" smil:fill="hold" smil:targetElement="id11" anim:sub-item="text" smil:attributeName="x" smil:values="x;x" smil:keyTimes="0;1"/>
                  <anim:animate smil:dur="1s" smil:fill="hold" smil:targetElement="id1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2s" smil:fill="hold" smil:targetElement="id12" anim:sub-item="text" smil:attributeName="visibility" smil:to="visible"/>
                  <anim:animate smil:dur="1s" smil:fill="hold" smil:targetElement="id12" anim:sub-item="text" smil:attributeName="x" smil:values="x;x" smil:keyTimes="0;1"/>
                  <anim:animate smil:dur="1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2s" smil:fill="hold" smil:targetElement="id13" anim:sub-item="text" smil:attributeName="visibility" smil:to="visible"/>
                  <anim:animate smil:dur="1s" smil:fill="hold" smil:targetElement="id13" anim:sub-item="text" smil:attributeName="x" smil:values="x;x" smil:keyTimes="0;1"/>
                  <anim:animate smil:dur="1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owe czasy nastał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 xml:id="id15" text:id="id15">JSR 310</text:p>
              </text:list-item>
              <text:list-item>
                <text:p xml:id="id16" text:id="id16">Joda Time</text:p>
              </text:list-item>
              <text:list-item>
                <text:p xml:id="id17" text:id="id17">Gregorian Calendar idzie do lamusa...</text:p>
              </text:list-item>
              <text:list-item>
                <text:p xml:id="id18" text:id="id18">… w końc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fejs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 xml:id="id19" text:id="id19">Nowe znaczenie default</text:p>
              </text:list-item>
              <text:list-item>
                <text:p xml:id="id20" text:id="id20">Domyślna implementacja</text:p>
              </text:list-item>
              <text:list-item>
                <text:p xml:id="id21" text:id="id21">Mixins / Traits</text:p>
              </text:list-item>
              <text:list-item>
                <text:p xml:id="id22" text:id="id22">Czy to jest dobre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olekcj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 xml:id="id23" text:id="id23">Guava a sprawa Javy</text:p>
              </text:list-item>
              <text:list-item>
                <text:p xml:id="id24" text:id="id24">Filtry, transformaty, złoże(cze)nia</text:p>
              </text:list-item>
              <text:list-item>
                <text:p xml:id="id25" text:id="id25">Te piekielne wątki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eaming API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 xml:id="id26" text:id="id26">Guava w ramach API</text:p>
              </text:list-item>
              <text:list-item>
                <text:p xml:id="id27" text:id="id27">Jeden czy wiele wątków?</text:p>
              </text:list-item>
              <text:list-item>
                <text:p xml:id="id28" text:id="id28">Prawo Amdahal-a</text:p>
              </text:list-item>
              <text:list-item>
                <text:p xml:id="id29" text:id="id29">Czy uciekniemy od wątków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mbd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 xml:id="id30" text:id="id30">Czy to było potrzebne?</text:p>
              </text:list-item>
              <text:list-item>
                <text:p xml:id="id31" text:id="id31">Notacja z →</text:p>
              </text:list-item>
              <text:list-item>
                <text:p xml:id="id32" text:id="id32">Klasa anonimowa forever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 presentation:group-id="0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 presentation:group-id="0">
                  <anim:set smil:begin="0s" smil:dur="0.00025s" smil:fill="hold" smil:targetElement="id31" anim:sub-item="text" smil:attributeName="visibility" smil:to="visible"/>
                  <anim:transitionFilter smil:dur="0.5s" smil:targetElement="id31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 presentation:group-id="0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fourBoxWipe" smil:subtype="cornersI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mbdy – rzeczywiste zmian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 xml:id="id33" text:id="id33">Metod Refs</text:p>
              </text:list-item>
              <text:list-item>
                <text:p xml:id="id34" text:id="id34">Rodzaje referencji</text:p>
                <text:list>
                  <text:list-item>
                    <text:p xml:id="id35" text:id="id35">Do metod statycznych</text:p>
                  </text:list-item>
                  <text:list-item>
                    <text:p xml:id="id36" text:id="id36">Do metod w typie i konstruktora</text:p>
                  </text:list-item>
                  <text:list-item>
                    <text:p xml:id="id37" text:id="id37">Do metod w konkretnym obiekcie</text:p>
                  </text:list-item>
                </text:list>
              </text:list-item>
              <text:list-item>
                <text:p xml:id="id38" text:id="id38">To jest OK...</text:p>
                <text:p/>
              </text:list-item>
            </text:list>
          </draw:text-box>
        </draw:frame>
        <draw:frame draw:style-name="gr3" draw:layer="layout" svg:width="8.774cm" svg:height="0.962cm" svg:x="6.8cm" svg:y="17.6cm">
          <draw:text-box>
            <text:p xml:id="id39" text:id="id39">… no chyba, że wdepniemy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 presentation:group-id="0">
                  <anim:set smil:begin="0s" smil:dur="0.00025s" smil:fill="hold" smil:targetElement="id33" anim:sub-item="text" smil:attributeName="visibility" smil:to="visible"/>
                  <anim:transitionFilter smil:dur="0.5s" smil:targetElement="id33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 presentation:group-id="0">
                  <anim:set smil:begin="0s" smil:dur="0.00025s" smil:fill="hold" smil:targetElement="id34" anim:sub-item="text" smil:attributeName="visibility" smil:to="visible"/>
                  <anim:transitionFilter smil:dur="0.5s" smil:targetElement="id34" anim:sub-item="text" smil:type="fourBoxWipe" smil:subtype="cornersIn"/>
                </anim:par>
                <anim:par smil:begin="0s" smil:fill="hold" presentation:node-type="with-previous" presentation:preset-class="entrance" presentation:preset-id="ooo-entrance-plus" presentation:preset-sub-type="in" presentation:group-id="0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ourBoxWipe" smil:subtype="cornersIn"/>
                </anim:par>
                <anim:par smil:begin="0s" smil:fill="hold" presentation:node-type="with-previous" presentation:preset-class="entrance" presentation:preset-id="ooo-entrance-plus" presentation:preset-sub-type="in" presentation:group-id="0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ourBoxWipe" smil:subtype="cornersIn"/>
                </anim:par>
                <anim:par smil:begin="0s" smil:fill="hold" presentation:node-type="with-previous" presentation:preset-class="entrance" presentation:preset-id="ooo-entrance-plus" presentation:preset-sub-type="in" presentation:group-id="0">
                  <anim:set smil:begin="0s" smil:dur="0.00025s" smil:fill="hold" smil:targetElement="id37" anim:sub-item="text" smil:attributeName="visibility" smil:to="visible"/>
                  <anim:transitionFilter smil:dur="0.5s" smil:targetElement="id37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 presentation:group-id="0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1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>
        <draw:frame draw:style-name="gr4" draw:text-style-name="P2" draw:layer="layout" svg:width="26.241cm" svg:height="9.6cm" svg:x="0.6cm" svg:y="3cm">
          <draw:text-box>
            <text:p text:style-name="P2">public Typ nazwa(argumenty){</text:p>
            <text:p text:style-name="P2"><text:s text:c="4"/>return (Typ) wywołanie_funkcji(6 argumentów z czego 4 wywołania funkcji{</text:p>
            <text:p text:style-name="P2"><text:s text:c="8"/>public void funkcja1(argumenty){logika}</text:p>
            <text:p text:style-name="P2"><text:s text:c="8"/>.</text:p>
            <text:p text:style-name="P2"><text:s text:c="8"/>.</text:p>
            <text:p text:style-name="P2"><text:s text:c="8"/>.</text:p>
            <text:p text:style-name="P2"><text:s text:c="8"/>public void funkcja7(argumenty){logika}</text:p>
            <text:p text:style-name="P2"><text:s text:c="4"/>)};</text:p>
            <text:p text:style-name="P2">}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ze inszości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 xml:id="id40" text:id="id40">Optional – podobny jak w Guavie</text:p>
              </text:list-item>
              <text:list-item>
                <text:p xml:id="id41" text:id="id41">Nashorn – nowy silnik JavaScript </text:p>
              </text:list-item>
              <text:list-item>
                <text:p xml:id="id42" text:id="id42">Base64 – no w końcu ;)</text:p>
              </text:list-item>
              <text:list-item>
                <text:p xml:id="id43" text:id="id43">Type Annotations – miało być w Javie 6</text:p>
              </text:list-item>
              <text:list-item>
                <text:p xml:id="id44" text:id="id44">„Wieloadnotacje” – zamiast adnotacji grupujący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ziolek </meta:initial-creator>
    <meta:creation-date>2014-03-25T22:03:30</meta:creation-date>
    <dc:date>2014-03-25T23:03:21</dc:date>
    <dc:creator>koziolek </dc:creator>
    <meta:editing-duration>PT54M52S</meta:editing-duration>
    <meta:editing-cycles>13</meta:editing-cycles>
    <meta:generator>LibreOffice/3.5$Linux_X86_64 LibreOffice_project/350m1$Build-2</meta:generator>
    <meta:document-statistic meta:object-count="75"/>
  </office:meta>
</office:document-meta>
</file>